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c0504d" style:font-name="Calibri" fo:font-size="12pt" fo:language="ru" fo:country="RU" fo:font-weight="bold" fo:background-color="transparent" style:font-name-asian="Courier New" style:font-size-asian="12pt" style:font-name-complex="Courier New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language="ru" fo:country="RU" fo:font-weight="normal" fo:background-color="transparent" style:font-name-asian="Courier New" style:font-size-asian="12pt" style:font-name-complex="Courier New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language="ru" fo:country="RU" fo:font-weight="normal" officeooo:paragraph-rsid="001051a1" fo:background-color="transparent" style:font-name-asian="Courier New" style:font-size-asian="12pt" style:font-name-complex="Courier New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language="ru" fo:country="RU" fo:font-weight="normal" officeooo:paragraph-rsid="001a07dc" fo:background-color="transparen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language="ru" fo:country="RU" fo:font-weight="normal" officeooo:paragraph-rsid="001051a1" fo:background-color="transparen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language="ru" fo:country="RU" fo:font-weight="normal" officeooo:rsid="001051a1" officeooo:paragraph-rsid="001051a1" fo:background-color="transparent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051a1"/>
    </style:style>
    <style:style style:name="P8" style:family="paragraph" style:parent-style-name="Standard">
      <style:paragraph-properties fo:line-height="100%" fo:text-align="start" style:justify-single-word="false"/>
      <style:text-properties style:font-name="Calibri" fo:font-size="12pt" fo:language="ru" fo:country="RU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Calibri" fo:font-size="12pt" officeooo:rsid="001051a1" officeooo:paragraph-rsid="001051a1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alibri" fo:font-size="13pt" fo:language="ru" fo:country="RU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use-window-font-color="true" style:font-name="Courier New" fo:font-size="11pt" fo:font-weight="normal" fo:background-color="transparent" loext:char-shading-value="0" style:font-name-asian="Courier New" style:font-name-complex="Courier New"/>
    </style:style>
    <style:style style:name="T2" style:family="text">
      <style:text-properties style:use-window-font-color="true" style:font-name="Courier New" fo:font-size="11pt" fo:font-weight="bold" fo:background-color="transparent" loext:char-shading-value="0" style:font-name-asian="Courier New" style:font-name-complex="Courier New"/>
    </style:style>
    <style:style style:name="T3" style:family="text">
      <style:text-properties style:use-window-font-color="true" style:font-name="Courier New" fo:font-size="11pt" fo:font-style="italic" fo:font-weight="bold" fo:background-color="transparent" loext:char-shading-value="0" style:font-name-asian="Courier New" style:font-name-complex="Courier New"/>
    </style:style>
    <style:style style:name="T4" style:family="text">
      <style:text-properties style:use-window-font-color="true" style:font-name="Courier New" fo:font-size="11pt" style:text-underline-style="solid" style:text-underline-width="auto" style:text-underline-color="font-color" fo:font-weight="bold" fo:background-color="transparent" loext:char-shading-value="0" style:font-name-asian="Courier New" style:font-weight-asian="bold" style:font-name-complex="Courier New" style:font-weight-complex="bold"/>
    </style:style>
    <style:style style:name="T5" style:family="text">
      <style:text-properties style:use-window-font-color="true" style:font-name="Courier New" fo:font-size="11pt" fo:language="ru" fo:country="RU" fo:font-weight="normal" officeooo:rsid="001051a1" fo:background-color="transparent" loext:char-shading-value="0" style:font-name-asian="Courier New" style:font-name-complex="Courier New"/>
    </style:style>
    <style:style style:name="T6" style:family="text">
      <style:text-properties style:use-window-font-color="true" fo:font-size="11pt" fo:font-weight="normal" fo:background-color="transparent" loext:char-shading-value="0" style:font-name-asian="Courier New" style:font-name-complex="Courier New"/>
    </style:style>
    <style:style style:name="T7" style:family="text">
      <style:text-properties style:use-window-font-color="true" fo:font-size="11pt" fo:font-weight="bold" fo:background-color="transparent" loext:char-shading-value="0" style:font-name-asian="Courier New" style:font-name-complex="Courier New"/>
    </style:style>
    <style:style style:name="T8" style:family="text">
      <style:text-properties style:use-window-font-color="true" fo:font-size="11pt" style:text-underline-style="solid" style:text-underline-width="auto" style:text-underline-color="font-color" fo:font-weight="bold" fo:background-color="transparent" loext:char-shading-value="0" style:font-name-asian="Courier New" style:font-weight-asian="bold" style:font-name-complex="Courier New" style:font-weight-complex="bold"/>
    </style:style>
    <style:style style:name="T9" style:family="text">
      <style:text-properties style:use-window-font-color="true" fo:font-size="11pt" fo:font-style="italic" fo:font-weight="bold" fo:background-color="transparent" loext:char-shading-value="0" style:font-name-asian="Courier New" style:font-name-complex="Courier New"/>
    </style:style>
    <style:style style:name="T10" style:family="text">
      <style:text-properties style:use-window-font-color="true" fo:font-size="11pt" fo:language="ru" fo:country="RU" fo:font-weight="normal" officeooo:rsid="001051a1" fo:background-color="transparent" loext:char-shading-value="0" style:font-name-asian="Courier New" style:font-name-complex="Courier New"/>
    </style:style>
    <style:style style:name="T11" style:family="text">
      <style:text-properties style:use-window-font-color="true" style:font-name="Calibri" fo:font-size="11pt" fo:language="ru" fo:country="RU" fo:font-weight="normal" officeooo:rsid="001051a1" fo:background-color="transparent" loext:char-shading-value="0" style:font-name-asian="Courier New" style:font-name-complex="Courier New"/>
    </style:style>
    <style:style style:name="T12" style:family="text">
      <style:text-properties style:use-window-font-color="true" style:font-name="Calibri" fo:language="ru" fo:country="RU" fo:font-weight="normal" officeooo:rsid="001051a1" fo:background-color="transparent" loext:char-shading-value="0" style:font-name-asian="Courier New" style:font-name-complex="Courier New"/>
    </style:style>
    <style:style style:name="T13" style:family="text">
      <style:text-properties style:use-window-font-color="true" style:font-name="Calibri" fo:font-size="12pt" fo:language="ru" fo:country="RU" fo:font-weight="normal" officeooo:rsid="001051a1" fo:background-color="transparent" loext:char-shading-value="0" style:font-name-asian="Courier New" style:font-size-asian="12pt" style:font-name-complex="Courier New" style:font-size-complex="12pt"/>
    </style:style>
    <style:style style:name="T14" style:family="text">
      <style:text-properties style:use-window-font-color="true" fo:font-weight="normal" fo:background-color="transparent" loext:char-shading-value="0" style:font-name-asian="Courier New" style:font-name-complex="Courier New"/>
    </style:style>
    <style:style style:name="T15" style:family="text">
      <style:text-properties style:use-window-font-color="true" fo:font-weight="normal" officeooo:rsid="0017aeba" fo:background-color="transparent" loext:char-shading-value="0" style:font-name-asian="Courier New" style:font-name-complex="Courier New"/>
    </style:style>
    <style:style style:name="T16" style:family="text">
      <style:text-properties style:use-window-font-color="true" fo:font-weight="bold" fo:background-color="transparent" loext:char-shading-value="0" style:font-name-asian="Courier New" style:font-name-complex="Courier New"/>
    </style:style>
    <style:style style:name="T17" style:family="text">
      <style:text-properties style:use-window-font-color="true" fo:font-weight="bold" officeooo:rsid="0018e64e" fo:background-color="transparent" loext:char-shading-value="0" style:font-name-asian="Courier New" style:font-name-complex="Courier New"/>
    </style:style>
    <style:style style:name="T18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name-asian="Courier New" style:font-weight-asian="bold" style:font-name-complex="Courier New" style:font-weight-complex="bold"/>
    </style:style>
    <style:style style:name="T19" style:family="text">
      <style:text-properties style:use-window-font-color="true" fo:font-style="italic" fo:font-weight="bold" fo:background-color="transparent" loext:char-shading-value="0" style:font-name-asian="Courier New" style:font-name-complex="Courier New"/>
    </style:style>
    <style:style style:name="T20" style:family="text">
      <style:text-properties style:use-window-font-color="true" fo:background-color="transparent" loext:char-shading-value="0" style:font-name-asian="Courier New" style:font-name-complex="Courier New"/>
    </style:style>
    <style:style style:name="T21" style:family="text">
      <style:text-properties style:use-window-font-color="true" officeooo:rsid="0016f44e" fo:background-color="transparent" loext:char-shading-value="0" style:font-name-asian="Courier New" style:font-name-complex="Courier New"/>
    </style:style>
    <style:style style:name="T22" style:family="text">
      <style:text-properties style:use-window-font-color="true" fo:language="en" fo:country="US" officeooo:rsid="00153397" fo:background-color="transparent" loext:char-shading-value="0" style:font-name-asian="Courier New" style:font-name-complex="Courier New"/>
    </style:style>
    <style:style style:name="T23" style:family="text">
      <style:text-properties style:use-window-font-color="true" fo:language="en" fo:country="US" officeooo:rsid="0016f44e" fo:background-color="transparent" loext:char-shading-value="0" style:font-name-asian="Courier New" style:font-name-complex="Courier New"/>
    </style:style>
    <style:style style:name="T24" style:family="text">
      <style:text-properties style:use-window-font-color="true" fo:language="en" fo:country="US" fo:font-weight="normal" officeooo:rsid="0017aeba" fo:background-color="transparent" loext:char-shading-value="0" style:font-name-asian="Courier New" style:font-name-complex="Courier New"/>
    </style:style>
    <style:style style:name="T25" style:family="text">
      <style:text-properties style:use-window-font-color="true" fo:language="en" fo:country="US" fo:font-weight="bold" officeooo:rsid="0018e64e" fo:background-color="transparent" loext:char-shading-value="0" style:font-name-asian="Courier New" style:font-name-complex="Courier New"/>
    </style:style>
    <style:style style:name="T26" style:family="text">
      <style:text-properties fo:color="#c0504d" style:font-name="Courier New" fo:font-size="11pt" fo:font-weight="bold" fo:background-color="transparent" loext:char-shading-value="0" style:font-name-asian="Courier New" style:font-name-complex="Courier New"/>
    </style:style>
    <style:style style:name="T27" style:family="text">
      <style:text-properties fo:color="#c0504d" style:font-name="Courier New" fo:font-size="11pt" fo:font-weight="normal" fo:background-color="transparent" loext:char-shading-value="0" style:font-name-asian="Courier New" style:font-name-complex="Courier New"/>
    </style:style>
    <style:style style:name="T28" style:family="text">
      <style:text-properties fo:color="#c0504d" fo:font-size="11pt" fo:font-weight="bold" fo:background-color="transparent" loext:char-shading-value="0" style:font-name-asian="Courier New" style:font-name-complex="Courier New"/>
    </style:style>
    <style:style style:name="T29" style:family="text">
      <style:text-properties fo:color="#c0504d" fo:font-size="11pt" fo:font-weight="normal" fo:background-color="transparent" loext:char-shading-value="0" style:font-name-asian="Courier New" style:font-name-complex="Courier New"/>
    </style:style>
    <style:style style:name="T30" style:family="text">
      <style:text-properties fo:color="#c0504d" fo:font-weight="bold" fo:background-color="transparent" loext:char-shading-value="0" style:font-name-asian="Courier New" style:font-name-complex="Courier New"/>
    </style:style>
    <style:style style:name="T31" style:family="text">
      <style:text-properties fo:color="#c0504d" fo:font-weight="normal" fo:background-color="transparent" loext:char-shading-value="0" style:font-name-asian="Courier New" style:font-name-complex="Courier New"/>
    </style:style>
    <style:style style:name="T32" style:family="text">
      <style:text-properties officeooo:rsid="000f7024"/>
    </style:style>
    <style:style style:name="T33" style:family="text">
      <style:text-properties officeooo:rsid="001051a1"/>
    </style:style>
    <style:style style:name="T34" style:family="text">
      <style:text-properties officeooo:rsid="0011edd7"/>
    </style:style>
    <style:style style:name="T35" style:family="text">
      <style:text-properties officeooo:rsid="0014cbad"/>
    </style:style>
    <style:style style:name="T36" style:family="text">
      <style:text-properties fo:language="en" fo:country="US" officeooo:rsid="0014cbad"/>
    </style:style>
    <style:style style:name="T37" style:family="text">
      <style:text-properties fo:language="en" fo:country="US" officeooo:rsid="0017aeba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language="en" fo:country="US" officeooo:rsid="0014cbad" style:font-size-asian="12pt" style:font-size-complex="12pt"/>
    </style:style>
    <style:style style:name="T40" style:family="text">
      <style:text-properties style:font-name="Calibri"/>
    </style:style>
    <style:style style:name="T41" style:family="text">
      <style:text-properties style:font-name="Calibri" officeooo:rsid="001051a1"/>
    </style:style>
    <style:style style:name="T42" style:family="text">
      <style:text-properties style:font-name="Calibri" fo:font-size="12pt" style:font-size-asian="12pt" style:font-size-complex="12pt"/>
    </style:style>
    <style:style style:name="T43" style:family="text">
      <style:text-properties style:font-name="Calibri" fo:font-size="12pt" officeooo:rsid="001051a1" style:font-size-asian="12pt" style:font-size-complex="12pt"/>
    </style:style>
    <style:style style:name="T44" style:family="text">
      <style:text-properties officeooo:rsid="0017aeba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2">T</text:span><text:span text:style-name="T20">екущие дела TODO, <text:s/>тут оставлять заметки </text:span><text:span text:style-name="T21">и лог о проделанной работе</text:span></text:p>
      <text:p text:style-name="P2"/>
      <text:p text:style-name="P2"><text:span text:style-name="T37">&lt;30,03,2016:&gt; <text:s/></text:span>Итак если скрипт пишешь для браузера, то</text:p>
      <text:p text:style-name="P2">первое обязательно смотри порядок загрузки странци</text:p>
      <text:p text:style-name="P8"><text:span text:style-name="T14">событие </text:span><text:span text:style-name="T16">window.onload </text:span><text:span text:style-name="T14">должна получить скрипт для </text:span></text:p>
      <text:p text:style-name="P4">начала работы твоей программы. событие <text:span text:style-name="T45"><text:s/>onclick</text:span></text:p>
      <text:p text:style-name="P2">передается без скобок.</text:p>
      <text:p text:style-name="P2"/>
      <text:p text:style-name="P8"><text:span text:style-name="T18">&lt;03.04.2016:&gt;</text:span><text:span text:style-name="T14"> <text:s/></text:span><text:span text:style-name="T15">К</text:span><text:span text:style-name="T14">оротко! работал дома на выходных с полем </text:span><text:span text:style-name="T16">input </text:span></text:p>
      <text:p text:style-name="P8"><text:span text:style-name="T14">в </text:span><text:span text:style-name="T16">html </text:span><text:span text:style-name="T14">страничке и связывание вводимого значения через </text:span><text:span text:style-name="T19">javascript</text:span></text:p>
      <text:p text:style-name="P8"><text:span text:style-name="T14">используя метод </text:span><text:span text:style-name="T30">document.getElementById()</text:span><text:span text:style-name="T31">, </text:span><text:span text:style-name="T14">делал через кнопку.</text:span></text:p>
      <text:p text:style-name="P2">и ее свойство <text:span text:style-name="T45">onclick</text:span>. функция с обработчиками кнопок является</text:p>
      <text:p text:style-name="P2">входом в скипт и его передают в </text:p>
      <text:p text:style-name="P1">window.onload = функОбрабКнопки();</text:p>
      <text:p text:style-name="P8"><text:span text:style-name="T25">TO-DO: </text:span><text:span text:style-name="T16"><text:s/></text:span><text:span text:style-name="T14">Клонировал себе </text:span><text:span text:style-name="T16">Jquery.git</text:span><text:span text:style-name="T14"> I have no idea why!</text:span></text:p>
      <text:p text:style-name="P8"><text:span text:style-name="T14">так же создал в дропбоксе еще один папку проэкт </text:span><text:span text:style-name="T16">AddON </text:span><text:span text:style-name="T14">где буду</text:span></text:p>
      <text:p text:style-name="P2">уже выполнять по шагам задачи и <text:span text:style-name="T32">воплощать</text:span> свою мечту в жизнь.</text:p>
      <text:p text:style-name="P7"><text:span text:style-name="T13">Ссылка на текущую задаю это </text:span><text:span text:style-name="T42">Create SQLite Off-Line Database </text:span><text:a xlink:type="simple" xlink:href="https://tejasrpatel.wordpress.com/2011/12/29/create-sqlite-off-line-database-and-insertupdatedeletedrop-operations-in-sqlite-using-jquery-html5-inputs/" text:style-name="Internet_20_link" text:visited-style-name="Visited_20_Internet_20_Link"><text:span text:style-name="T43">https://tejasrpatel.wordpress.com/2011/12/29/create-sqlite-off-line-database-and-insertupdatedeletedrop-operations-in-sqlite-using-jquery-html5-inputs/</text:span></text:a></text:p>
      <text:p text:style-name="P9">доп. Статья <text:span text:style-name="T36">HTML + database: <text:s text:c="2"/></text:span><text:s text:c="2"/>http://www.tutorialspoint.com/html5/html5_web_sql.ht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5"><text:span text:style-name="T33">- - - - - Конец файла - - -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ru" fo:country="RU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ru" fo:country="RU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00:00:06.065000000</dc:date>
    <meta:editing-duration>PT6M45S</meta:editing-duration>
    <meta:editing-cycles>12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18" meta:word-count="142" meta:character-count="1112" meta:non-whitespace-character-count="976"/>
  </office:meta>
</office:document-meta>
</file>